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5{!j1pVK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1P7ym^%M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)gn4HW_2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Li23-Ta?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2?P9aH@j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*iH4|8Ar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9j2W*d|F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2^G(1Umr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x!9V8p(C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6+(5EiyL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7r*c&amp;3KF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k5AR4}p^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Ak}69(Pm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N7S-4y}x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ObDm4+}5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Ql]%1Dh6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dv4E@S!5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UV8]ze3%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6_3IBho~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*tx=2L3G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f4NZo]5)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B(12iX+g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cI5aR)9#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3yq1G{?A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dC1L.%u6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37-noW!Y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^XY%g85e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fnU.(49C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[41VnL{m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Rx5!q~3D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_!6XNnk3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59K-a.nH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I_d7Ll1~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P=y1xB2#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6a7O#Fp^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Kfp]9G6~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9A2Nv#k^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_yEH{6n4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1.RsZ9[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